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052B0000052BE92AF8D5.svg"/>
  <manifest:file-entry manifest:media-type="image/svg+xml" manifest:full-path="Pictures/200000010000052B0000052B6B58E903.svg"/>
  <manifest:file-entry manifest:media-type="image/svg+xml" manifest:full-path="Pictures/200000010000052B0000052B9C3D33CC.svg"/>
  <manifest:file-entry manifest:media-type="image/svg+xml" manifest:full-path="Pictures/200000010000052B0000052B3411E4DF.svg"/>
  <manifest:file-entry manifest:media-type="image/svg+xml" manifest:full-path="Pictures/200000010000052B0000052B633D28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OpenSymbol" svg:font-family="OpenSymbol"/>
    <style:font-face style:name="sans-serif" svg:font-family="sans-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de" style:list-style-name="L3"/>
    <style:style style:name="P3" style:family="paragraph" style:parent-style-name="Code">
      <style:text-properties style:font-name="DejaVu Sans Mono1" style:text-underline-style="none"/>
    </style:style>
    <style:style style:name="P4" style:family="paragraph" style:parent-style-name="Code" style:list-style-name="L4"/>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center" style:justify-single-word="false"/>
    </style:style>
    <style:style style:name="P9" style:family="paragraph" style:parent-style-name="Text_20_body" style:list-style-name="L4">
      <style:paragraph-properties fo:break-before="page"/>
    </style:style>
    <style:style style:name="T1" style:family="text">
      <style:text-properties fo:font-variant="normal" fo:text-transform="none" fo:color="#000000" style:font-name="Courier New" fo:font-size="12pt" fo:letter-spacing="normal" fo:font-style="normal" fo:font-weight="normal" style:font-size-asian="12pt" style:font-size-complex="12pt"/>
    </style:style>
    <style:style style:name="T2" style:family="text">
      <style:text-properties fo:font-variant="normal" fo:text-transform="none" fo:color="#000000" style:font-name="DejaVu Sans Mono1" fo:font-size="12pt" fo:letter-spacing="normal" style:font-size-asian="12pt" style:font-size-complex="12pt"/>
    </style:style>
    <style:style style:name="T3" style:family="text">
      <style:text-properties fo:font-variant="normal" fo:text-transform="none" fo:color="#000080" style:font-name="Courier New" fo:font-size="12pt" fo:letter-spacing="normal" fo:font-style="normal" fo:font-weight="bold" style:font-size-asian="12pt" style:font-size-complex="12pt"/>
    </style:style>
    <style:style style:name="T4" style:family="text">
      <style:text-properties fo:font-variant="normal" fo:text-transform="none" fo:color="#0000ff" style:font-name="Courier New" fo:font-size="12pt" fo:letter-spacing="normal" fo:font-style="normal" fo:font-weight="bold" style:font-size-asian="12pt" style:font-size-complex="12pt"/>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color="#3f7f5f" fo:font-size="10pt" fo:letter-spacing="normal" fo:font-style="normal"/>
    </style:style>
    <style:style style:name="T8" style:family="text">
      <style:text-properties fo:font-variant="normal" fo:text-transform="none" fo:color="#3f7f5f" fo:font-size="10pt" fo:letter-spacing="normal" fo:font-style="normal" fo:font-weight="normal" style:font-weight-asian="normal" style:font-weight-complex="normal"/>
    </style:style>
    <style:style style:name="T9" style:family="text">
      <style:text-properties style:font-name="DejaVu Sans Mono1"/>
    </style:style>
    <style:style style:name="T10" style:family="text">
      <style:text-properties style:font-name="DejaVu Sans Mono1" style:text-underline-style="none"/>
    </style:style>
    <style:style style:name="T11" style:family="text">
      <style:text-properties style:font-name="DejaVu Sans Mono1" fo:font-style="italic" style:text-underline-style="none" style:font-style-asian="italic" style:font-style-complex="italic"/>
    </style:style>
    <style:style style:name="T12" style:family="text">
      <style:text-properties fo:color="#000000"/>
    </style:style>
    <style:style style:name="T13" style:family="text">
      <style:text-properties fo:color="#000000" style:font-name="Consolas" fo:font-size="10pt" style:font-name-asian="Consolas" style:font-size-asian="10pt" style:font-name-complex="Consolas" style:font-size-complex="10pt"/>
    </style:style>
    <style:style style:name="T14" style:family="text">
      <style:text-properties fo:color="#000000" fo:font-size="10pt" style:font-name-asian="Consolas" style:font-size-asian="10pt" style:font-name-complex="Consolas" style:font-size-complex="10pt"/>
    </style:style>
    <style:style style:name="T15" style:family="text">
      <style:text-properties fo:color="#000000" fo:font-style="italic" style:font-style-asian="italic" style:font-style-complex="italic"/>
    </style:style>
    <style:style style:name="T16" style:family="text">
      <style:text-properties fo:color="#000000" style:font-name="DejaVu Sans Mono1" fo:font-size="12pt" style:font-name-asian="Consolas" style:font-size-asian="12pt" style:font-name-complex="Consolas" style:font-size-complex="12pt"/>
    </style:style>
    <style:style style:name="T17" style:family="text">
      <style:text-properties fo:color="#7f0055" fo:font-weight="bold" style:font-weight-asian="bold" style:font-weight-complex="bold"/>
    </style:style>
    <style:style style:name="T1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9" style:family="text">
      <style:text-properties fo:color="#7f0055" fo:font-size="10pt" fo:font-weight="bold" style:font-name-asian="Consolas" style:font-size-asian="10pt" style:font-weight-asian="bold" style:font-name-complex="Consolas" style:font-size-complex="10pt" style:font-weight-complex="bold"/>
    </style:style>
    <style:style style:name="T20" style:family="text">
      <style:text-properties fo:color="#646464"/>
    </style:style>
    <style:style style:name="T21" style:family="text">
      <style:text-properties fo:color="#2a00ff"/>
    </style:style>
    <style:style style:name="T22" style:family="text">
      <style:text-properties fo:color="#3f7f5f"/>
    </style:style>
    <style:style style:name="T23" style:family="text">
      <style:text-properties fo:color="#0000c0"/>
    </style:style>
    <style:style style:name="T24" style:family="text">
      <style:text-properties fo:color="#0000c0" fo:font-style="italic" style:font-style-asian="italic" style:font-style-complex="italic"/>
    </style:style>
    <style:style style:name="fr1" style:family="graphic" style:parent-style-name="Graphics">
      <style:graphic-properties fo:margin-left="0.101cm" fo:margin-right="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kyline</text:h>
      <text:p text:style-name="Text_20_body">Um diese Aufgabe zu lösen, verwende ich Java-Funktionen (die auf Grund des Satzes des Pythagoras arbeiten) um die Entfernung aller vier Eckpunkte der Gebäude zum Achsenursprung (0;0) zu errechnen. Dann vergleiche ich diese Entfernungen, wähle die Geringste aus und teile sie durch 100 („Rastereinheit“). Java-Programme geben bei Ganzzahldivisionen immer den abgerundeten Wert aus, zum Beispiel ergeben 5 / 100 = 0, 99 / 100 = 0 und 250 / 100 = 1. Dies multipliziere ich mit einem „Erhöhungsfaktor“, der in der Aufgabe allerdings 1 ist und deshalb vernachlässigt werden kann. Dazu addiere ich dann die Grundhöhe von der ausgegangen wird, in der Aufgabe also 100.</text:p>
      <text:p text:style-name="Text_20_body"/>
      <text:p text:style-name="Text_20_body">Im Beispiel:</text:p>
      <text:list xml:id="list35600200" text:style-name="L1">
        <text:list-item>
          <text:p text:style-name="P5">Ausgangskoordinaten (-80;100), (-20;100), (-20;160) und (-80;160)</text:p>
        </text:list-item>
        <text:list-item>
          <text:p text:style-name="P5">Entfernung zum Achsenursprung 128, 101, 161 und 178</text:p>
        </text:list-item>
        <text:list-item>
          <text:p text:style-name="P5">Kleinster Abstand 101</text:p>
        </text:list-item>
        <text:list-item>
          <text:p text:style-name="P5">Ganzzahldivision durch 100 = 1</text:p>
        </text:list-item>
        <text:list-item>
          <text:p text:style-name="P5">(Multiplikation mit 1 = 1)</text:p>
        </text:list-item>
        <text:list-item>
          <text:p text:style-name="P5">Addition mit 100 = 101</text:p>
        </text:list-item>
      </text:list>
      <text:p text:style-name="Text_20_body">Maximale Höhe im ersten Beispiel ist 101 Meter.</text:p>
      <text:p text:style-name="Text_20_body"/>
      <text:p text:style-name="P3"><text:span text:style-name="T8">// </text:span><text:span text:style-name="T8">Koordinatenursprung</text:span></text:p>
      <text:p text:style-name="P3"><text:span text:style-name="T17">final</text:span><text:span text:style-name="T12"> Point mitte = </text:span><text:span text:style-name="T17">new</text:span><text:span text:style-name="T12"> Point();</text:span></text:p>
      <text:p text:style-name="P3"/>
      <text:p text:style-name="P3"><text:span text:style-name="T22">// </text:span><text:span text:style-name="T22">kleinste</text:span><text:span text:style-name="T22"> </text:span><text:span text:style-name="T22">Entfernung</text:span><text:span text:style-name="T22"> </text:span><text:span text:style-name="T22">der</text:span><text:span text:style-name="T22"> </text:span><text:span text:style-name="T22">Eckpunkte</text:span><text:span text:style-name="T22"> </text:span><text:span text:style-name="T22">zu</text:span><text:span text:style-name="T22"> </text:span><text:span text:style-name="T22">Koordinatenursprung</text:span></text:p>
      <text:p text:style-name="P3"><text:span text:style-name="T17">double</text:span><text:span text:style-name="T12"> minimumEntfernung = Double.</text:span><text:span text:style-name="T24">MAX_VALUE</text:span><text:span text:style-name="T12">;</text:span></text:p>
      <text:p text:style-name="P3"><text:span text:style-name="T17">for</text:span><text:span text:style-name="T12">(</text:span><text:span text:style-name="T17">final</text:span><text:span text:style-name="T12"> Point koordinate : grundriss)</text:span></text:p>
      <text:p text:style-name="Code"><text:span text:style-name="T10"><text:tab/>minimumEntfernung = Math.</text:span><text:span text:style-name="T11">min</text:span><text:span text:style-name="T10">(minimumEntfernung,</text:span> ↵ <text:span text:style-name="T10">mitte.distance(koordinate));</text:span></text:p>
      <text:p text:style-name="P3"><text:span text:style-name="T12"/></text:p>
      <text:p text:style-name="P3"><text:span text:style-name="T22">// </text:span><text:span text:style-name="T22">Entfernung</text:span><text:span text:style-name="T22"> in </text:span><text:span text:style-name="T22">Rasterschritten</text:span></text:p>
      <text:p text:style-name="P3"><text:span text:style-name="T17">final</text:span><text:span text:style-name="T12"> </text:span><text:span text:style-name="T17">int</text:span><text:span text:style-name="T12"> minimumEntfernungRaster = (</text:span><text:span text:style-name="T17">int</text:span><text:span text:style-name="T12">)minimumEntfernung / entfernungRaster;</text:span></text:p>
      <text:p text:style-name="P3"><text:tab/><text:tab/></text:p>
      <text:p text:style-name="P3"><text:span text:style-name="T22">// </text:span><text:span text:style-name="T22">Gesamthöhe</text:span></text:p>
      <text:p text:style-name="P3"><text:span text:style-name="T19">return</text:span><text:span text:style-name="T14"> minimumEntfernungRaster * rasterErhoehung + ausgangsHoehe;</text:span></text:p>
      <text:p text:style-name="Text_20_body">Als erstes wird der Achsenursprung <text:span text:style-name="T9">mitte auf (0;0) gesetzt (</text:span><text:span text:style-name="T4">new</text:span><text:span text:style-name="T2"> </text:span><text:span text:style-name="T1">Point</text:span><text:span text:style-name="T3">()</text:span>). Dann wird eine lokale Variable definiert, die die maximale Entfernung enthalten wird und auf den größtmöglichen Wert gesetzt, damit sie später sicher ersetzt wird. Darauf folgend wird durch ein Array aus den vier Eckkoordinaten des Grundrisses iteriert und deren jeweilige Entfernung der Variable <text:s/><text:span text:style-name="T1">minimumEntfernung</text:span> zugewiesen, sollte sie kleiner als der voherige Wert sein. Schließlich wird die kleinste Entfernung in „Rastereinheiten“ umgerechnet und die Maximalhöhe errechnet.</text:p>
      <text:h text:style-name="P1" text:outline-level="1">Verben</text:h>
      <text:p text:style-name="Text_20_body">Für die Aufgabe zur <text:bookmark text:name="firstHeading"/>Konjugation von Verben habe ich mich auf ein objektorientierteres Modell als auf den prozeduralen Ansatz der „Skyline“-Aufgabe gestützt. Ich benutze dazu ein Interface das eine Methode zur Erkennung und eine Methode zum Umwandeln in den Stamm bietet. Dieses Interface wird von allen Regeln die ich implementiert habe erweitert. Zur Umwandlung in den Stamm werden nacheinander alle Regeln in einer festen Reihenfolge überprüft und sobald eine Regel zutrifft wird sie verwendet und der Stamm zurückgegeben.</text:p>
      <text:p text:style-name="Text_20_body">Beispiel „schweigend“:</text:p>
      <text:list xml:id="list36667230" text:style-name="L2">
        <text:list-item>
          <text:p text:style-name="P6">Es existiert keine Sonderform für schweigend</text:p>
        </text:list-item>
        <text:list-item>
          <text:p text:style-name="P6">Es ist kein Verb im Präsens der zweiten Person Singular, da es nicht auf „st“ endet</text:p>
        </text:list-item>
        <text:list-item>
          <text:p text:style-name="P6">Es ist kein Verb im Er-Präteritum, da es nicht auf „te“ endet</text:p>
        </text:list-item>
        <text:list-item>
          <text:p text:style-name="P6">Es ist kein Verb im Er-Perfekt, da es nicht mit „ge“ anfängt und mit „t“ aufhört (Regulärer Ausdruck <text:span text:style-name="T9">ge.+t </text:span>)</text:p>
        </text:list-item>
        <text:list-item>
          <text:p text:style-name="P6">Es ist ein Verb im Partizip Präsens Aktiv, da es auf „end“ endet. Es wird schweigend ohne die letzten drei Buchstaben (schweig) zurückgegeben, wozu „en“ hinzugefügt wird, um aus dem Stamm die Grundform zu machen (schweigen)</text:p>
        </text:list-item>
      </text:list>
      <text:p text:style-name="Text_20_body">Dies funktioniert bei Verben wie sagst (sagen), leitete (leiten), geforscht (forschen), schweigend (schweigen), trag (tragen), Gebet (beten), arbeite (arbeiten), genehmigt (genehmigen), gehört (hören), mitgehalten (mithalten) und mitgestalten (mitgestalten), scheitert aber an starken Verben wie buk (buken statt backen).</text:p>
      <text:p text:style-name="Text_20_body">Wichtige Stellen im Quellcode:</text:p>
      <text:list xml:id="list37157067" text:style-name="L3">
        <text:list-item>
          <text:p text:style-name="P7">Das Regelinterface:</text:p>
          <text:p text:style-name="P2"><text:span text:style-name="T17">public</text:span><text:span text:style-name="T12"> </text:span><text:span text:style-name="T17">interface</text:span><text:span text:style-name="T12"> Regel {</text:span></text:p>
        </text:list-item>
      </text:list>
      <text:p text:style-name="Code"><text:span text:style-name="T12"><text:tab/><text:tab/></text:span><text:span text:style-name="T17">public</text:span><text:span text:style-name="T12"> </text:span><text:span text:style-name="T17">boolean</text:span><text:span text:style-name="T12"> kannVerwendetWerden(String verbForm);</text:span></text:p>
      <text:p text:style-name="Code"><text:tab/><text:tab/></text:p>
      <text:p text:style-name="Code"><text:span text:style-name="T12"><text:tab/><text:tab/></text:span><text:span text:style-name="T17">public</text:span><text:span text:style-name="T12"> String getStamm(String verbForm);</text:span></text:p>
      <text:p text:style-name="Code"><text:span text:style-name="T13"><text:tab/>}</text:span></text:p>
      <text:list xml:id="list37595666" text:continue-numbering="true" text:style-name="L3">
        <text:list-item>
          <text:p text:style-name="P7">Eine Regel (Perfekt dritte Person Singular):</text:p>
          <text:p text:style-name="P2"><text:span text:style-name="T18">public</text:span><text:span text:style-name="T13"> </text:span><text:span text:style-name="T18">class</text:span><text:span text:style-name="T13"> PerfektEr </text:span><text:span text:style-name="T18">implements</text:span><text:span text:style-name="T13"> Regel {</text:span></text:p>
        </text:list-item>
      </text:list>
      <text:p text:style-name="Code"><text:span text:style-name="T12"><text:tab/><text:tab/></text:span><text:span text:style-name="T20">@Override</text:span></text:p>
      <text:p text:style-name="Code"><text:span text:style-name="T12"><text:tab/><text:tab/></text:span><text:span text:style-name="T17">public</text:span><text:span text:style-name="T12"> </text:span><text:span text:style-name="T17">boolean</text:span><text:span text:style-name="T12"> kannVerwendetWerden(String verbForm) {</text:span></text:p>
      <text:p text:style-name="Code"><text:span text:style-name="T12"><text:tab/><text:tab/><text:tab/></text:span><text:span text:style-name="T17">return</text:span><text:span text:style-name="T12"> verbForm.matches(</text:span><text:span text:style-name="T21">"ge.+t"</text:span><text:span text:style-name="T12">);</text:span></text:p>
      <text:p text:style-name="Code"><text:tab/><text:tab/>}</text:p>
      <text:p text:style-name="Code"><text:tab/><text:tab/></text:p>
      <text:p text:style-name="Code"><text:span text:style-name="T12"><text:tab/><text:tab/></text:span><text:span text:style-name="T20">@Override</text:span></text:p>
      <text:p text:style-name="Code"><text:span text:style-name="T12"><text:tab/><text:tab/></text:span><text:span text:style-name="T17">public</text:span><text:span text:style-name="T12"> String getStamm(String verbForm) {</text:span></text:p>
      <text:p text:style-name="Code"><text:span text:style-name="T12"><text:tab/><text:tab/><text:tab/></text:span><text:span text:style-name="T17">return</text:span><text:span text:style-name="T12"> verbForm.substring(2, verbForm.length() - 1);</text:span></text:p>
      <text:p text:style-name="Code"><text:tab/><text:tab/>}</text:p>
      <text:p text:style-name="Code"><text:span text:style-name="T13"><text:tab/>}</text:span></text:p>
      <text:p text:style-name="Text_20_body"><text:span text:style-name="T13"><text:tab/></text:span>Es wird mit einem regulären Ausdruck überprüft, ob die Regel angewandt werden kann, und falls das möglich ist, der String auf die nötige Länge geschnitten.</text:p>
      <text:list xml:id="list37189450" text:style-name="L4">
        <text:list-item>
          <text:p text:style-name="P9">Die Prüfschleife:</text:p>
          <text:p text:style-name="P4"><text:span text:style-name="T17">for</text:span><text:span text:style-name="T12">(</text:span><text:span text:style-name="T17">final</text:span><text:span text:style-name="T12"> Regel r : </text:span><text:span text:style-name="T24">regeln</text:span><text:span text:style-name="T12">) {</text:span></text:p>
        </text:list-item>
      </text:list>
      <text:p text:style-name="Code"><text:span text:style-name="T12"><text:tab/><text:tab/></text:span><text:span text:style-name="T17">if</text:span><text:span text:style-name="T12">(r.kannVerwendetWerden(form)) {</text:span></text:p>
      <text:p text:style-name="Code"><text:span text:style-name="T12"><text:tab/><text:tab/><text:tab/></text:span><text:span text:style-name="T17">return</text:span><text:span text:style-name="T12"> r.getStamm(form) + </text:span><text:span text:style-name="T21">"en"</text:span><text:span text:style-name="T12">;</text:span></text:p>
      <text:p text:style-name="Code"><text:tab/><text:tab/>}</text:p>
      <text:p text:style-name="Code"><text:tab/>}</text:p>
      <text:p text:style-name="Code"><text:span text:style-name="T13"><text:tab/></text:span><text:span text:style-name="T18">return</text:span><text:span text:style-name="T13"> form;</text:span></text:p>
      <text:h text:style-name="P1" text:outline-level="1">SVG-Kochkurve</text:h>
      <text:p text:style-name="Text_20_body">Für die Kochkurve habe ich einen objektorientierten Ansatz gewählt, der aus zwei Teilen besteht. Der erste Teil ist eine einfache SVG-Implementierung, die aus einer Bildklasse, einem Elementinterface und einer das <text:s/>Elementinterface erweiternden Linienklasse besteht. Zu einem SVG-Bild können unterschiedliche Elemente (in meinem Programm nur Linien) hinzugefügt werden und schließlich das gesamte Bild in eine Datei ausgegeben werden. Darauf werde ich hier nicht weiter eingehen. Der zweite Teil besteht aus der Klasse <text:span text:style-name="T9">KochLinie</text:span>, die eine einzelne Linie des Bildes darstellt. Diese besitzt eine Methode um sich selbst und alle Kind-Linien als SVG-Linien zurückzugeben. Diese Methode überprüft erst, ob die gewünschte Linientiefe erreicht ist, wenn ja, gibt sie nur sich selbst zurück, wenn nein berechnet sie vier Kindlinien (auch Objekte der Klasse <text:span text:style-name="T9">KochLinie</text:span>) und ruft die selbe Funktion für diese Linien auf.</text:p>
      <text:p text:style-name="Code"><text:span text:style-name="T12">Collection&lt;SVGLine&gt; getChildLines(</text:span><text:span text:style-name="T17">int</text:span><text:span text:style-name="T12"> linesToGo, </text:span><text:span text:style-name="T17">double</text:span><text:span text:style-name="T12"> scale) {</text:span></text:p>
      <text:p text:style-name="Code"><text:span text:style-name="T12"><text:tab/></text:span><text:span text:style-name="T17">if</text:span><text:span text:style-name="T12">(linesToGo == 0) {</text:span></text:p>
      <text:p text:style-name="Code"><text:span text:style-name="T12"><text:tab/><text:tab/></text:span><text:span text:style-name="T17">return</text:span><text:span text:style-name="T12"> Collections.</text:span><text:span text:style-name="T15">singleton</text:span><text:span text:style-name="T12">(getLine(scale));</text:span></text:p>
      <text:p text:style-name="Code"><text:span text:style-name="T12"><text:tab/>} </text:span><text:span text:style-name="T17">else</text:span><text:span text:style-name="T12"> {</text:span></text:p>
      <text:p text:style-name="Code"><text:span text:style-name="T12"><text:tab/><text:tab/></text:span><text:span text:style-name="T17">final</text:span><text:span text:style-name="T12"> Collection&lt;SVGLine&gt; lines = </text:span><text:span text:style-name="T17">new</text:span><text:span text:style-name="T12"> ArrayList&lt;&gt;();</text:span></text:p>
      <text:p text:style-name="Code"><text:span text:style-name="T12"><text:tab/><text:tab/></text:span><text:span text:style-name="T17">for</text:span><text:span text:style-name="T12">(</text:span><text:span text:style-name="T17">final</text:span><text:span text:style-name="T12"> KochLine kl : generateChildLines()) {</text:span></text:p>
      <text:p text:style-name="Code"><text:span text:style-name="T12"><text:tab/><text:tab/><text:tab/></text:span><text:span text:style-name="T22">// rufe diese Funktion für alle Kind-Funktionen auf</text:span></text:p>
      <text:p text:style-name="Code"><text:tab/><text:tab/><text:tab/>lines.addAll(kl. getChildLines(linesToGo - 1, scale));</text:p>
      <text:p text:style-name="Code"><text:tab/><text:tab/>}</text:p>
      <text:p text:style-name="Code"><text:span text:style-name="T12"><text:tab/><text:tab/></text:span><text:span text:style-name="T17">return</text:span><text:span text:style-name="T12"> lines;</text:span></text:p>
      <text:p text:style-name="Code"><text:tab/>}</text:p>
      <text:p text:style-name="Code"><text:span text:style-name="T13">}</text:span></text:p>
      <text:p text:style-name="Text_20_body">Die Funktion <text:span text:style-name="T16">generateChildLines</text:span>:</text:p>
      <text:p text:style-name="Code"><text:span text:style-name="T17">private</text:span><text:span text:style-name="T12"> Collection&lt;KochLine&gt; generateChildLines() {</text:span></text:p>
      <text:p text:style-name="Code"><text:span text:style-name="T12"><text:tab/></text:span><text:span text:style-name="T22">// teile diese Linie in drei Teile, füge den ersten und den letzten Teil</text:span></text:p>
      <text:p text:style-name="Code"><text:span text:style-name="T12"><text:tab/></text:span><text:span text:style-name="T22">// sowie die beiden abstehenden Linien zu einem Array zusammen und gib</text:span></text:p>
      <text:p text:style-name="Code"><text:span text:style-name="T12"><text:tab/></text:span><text:span text:style-name="T22">// dieses zurück</text:span></text:p>
      <text:p text:style-name="Code"><text:span text:style-name="T12"><text:tab/></text:span><text:span text:style-name="T17">return</text:span><text:span text:style-name="T12"> Arrays.</text:span><text:span text:style-name="T15">asList</text:span><text:span text:style-name="T12">(</text:span><text:span text:style-name="T17">new</text:span><text:span text:style-name="T12"> KochLine(</text:span><text:span text:style-name="T23">facingDirection</text:span><text:span text:style-name="T12">, </text:span><text:span text:style-name="T23">beginPoint</text:span><text:span text:style-name="T12">, </text:span><text:span text:style-name="T23">length</text:span><text:span text:style-name="T12"> / ↵ <text:s/>3D, </text:span><text:span text:style-name="T23">reverse</text:span><text:span text:style-name="T12">), </text:span><text:span text:style-name="T17">new</text:span><text:span text:style-name="T12"> KochLine(</text:span><text:span text:style-name="T23">facingDirection</text:span><text:span text:style-name="T12">, </text:span><text:span text:style-name="T17">new </text:span><text:span text:style-name="T12">↵ Point2D.Double(</text:span><text:span text:style-name="T23">beginPoint</text:span><text:span text:style-name="T12">.getX() + Math.</text:span><text:span text:style-name="T15">cos</text:span><text:span text:style-name="T12">(</text:span><text:span text:style-name="T23">facingDirection</text:span><text:span text:style-name="T12"> * Math.</text:span><text:span text:style-name="T24">PI</text:span><text:span text:style-name="T12"> / 3) * ↵ </text:span><text:span text:style-name="T23">length</text:span><text:span text:style-name="T12"> / 3 * 2, </text:span><text:span text:style-name="T23">beginPoint</text:span><text:span text:style-name="T12">.getY() + Math.</text:span><text:span text:style-name="T15">sin</text:span><text:span text:style-name="T12">(</text:span><text:span text:style-name="T23">facingDirection</text:span><text:span text:style-name="T12"> * Math.</text:span><text:span text:style-name="T24">PI</text:span><text:span text:style-name="T12"> / 3) * ↵ </text:span><text:span text:style-name="T23">length</text:span><text:span text:style-name="T12"> / 3 * 2), </text:span><text:span text:style-name="T23">length</text:span><text:span text:style-name="T12"> / 3D, </text:span><text:span text:style-name="T23">reverse</text:span><text:span text:style-name="T12">), getSecondLine(), getThirdLine());</text:span></text:p>
      <text:p text:style-name="Code"><text:span text:style-name="T13">}</text:span></text:p>
      <text:p text:style-name="Text_20_body">Diese Funktion verwendet etwas Trigonometrie um die Kindlinien zu berechnen.</text:p>
      <text:p text:style-name="Text_20_body">Um nun aus einem bestehenden Bild die Informationen wie Anfangs- und Endpunkt hinauszulesen, gehe ich einfach mit der von Haus aus vorhandenen Java-XML-Bibliothek durch alle Linien des Bildes, speichere die größte X-Koordinate, die kleinste X-Koordinate, die größte Y-Koordinate sowie die Anzahl der Linien, berechne mit dem Logarithmus die Stufe der Kochkurve und berechne aus diesen Informationen schließlich ein neues Bild.</text:p>
      <text:p text:style-name="Text_20_body">Ausgangsbild und fünf generierte Bilder:</text:p>
      <text:p text:style-name="P8"><draw:frame draw:style-name="fr3" draw:name="Grafik1" text:anchor-type="as-char" svg:width="1.323cm" svg:height="1.323cm" draw:z-index="2"><draw:image xlink:href="Pictures/200000010000052B0000052B9C3D33CC.svg" xlink:type="simple" xlink:show="embed" xlink:actuate="onLoad"/></draw:frame><draw:frame draw:style-name="fr1" draw:name="Grafik2" text:anchor-type="as-char" svg:width="1.323cm" svg:height="1.323cm" draw:z-index="3"><draw:image xlink:href="Pictures/200000010000052B0000052B6B58E903.svg" xlink:type="simple" xlink:show="embed" xlink:actuate="onLoad"/></draw:frame><draw:frame draw:style-name="fr4" draw:name="Grafik3" text:anchor-type="as-char" svg:y="-0.661cm" svg:width="1.323cm" svg:height="1.323cm" draw:z-index="4"><draw:image xlink:href="Pictures/200000010000052B0000052B633D28A8.svg" xlink:type="simple" xlink:show="embed" xlink:actuate="onLoad"/></draw:frame><draw:frame draw:style-name="fr1" draw:name="Grafik4" text:anchor-type="as-char" svg:width="1.323cm" svg:height="1.323cm" draw:z-index="0"><draw:image xlink:href="Pictures/200000010000052B0000052BE92AF8D5.svg" xlink:type="simple" xlink:show="embed" xlink:actuate="onLoad"/></draw:frame><draw:frame draw:style-name="fr2" draw:name="Grafik5" text:anchor-type="as-char" svg:width="1.323cm" svg:height="1.323cm" draw:z-index="1"><draw:image xlink:href="Pictures/200000010000052B0000052B3411E4DF.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Mangal1" svg:font-family="Mangal"/>
    <style:font-face style:name="OpenSymbol" svg:font-family="OpenSymbol"/>
    <style:font-face style:name="sans-serif" svg:font-family="sans-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DejaVu Sans" fo:font-size="2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text-align="justify" style:justify-single-word="false" fo:hyphenation-ladder-count="no-limit" fo:text-indent="0.499cm" style:auto-text-indent="false" style:page-number="auto" fo:background-color="transparent" style:shadow="none">
        <style:tab-stops/>
        <style:background-image/>
      </style:paragraph-properties>
      <style:text-properties style:font-name="DejaVu Serif"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DejaVu Sans Condensed" fo:font-size="22pt" fo:font-weight="bold" style:font-size-asian="115%" style:font-weight-asian="bold" style:font-size-complex="115%" style:font-weight-complex="bold"/>
    </style:style>
    <style:style style:name="Heading_20_2" style:display-name="Heading 2" style:family="paragraph" style:parent-style-name="Heading" style:next-style-name="Heading"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style:text-properties fo:font-size="10pt" fo:font-weight="bold"/>
    </style:style>
    <style:style style:name="Code" style:family="paragraph" style:parent-style-name="Text_20_body" style:next-style-name="Text_20_body"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e6e6e6">
        <style:tab-stops/>
        <style:background-image/>
      </style:paragraph-properties>
      <style:text-properties style:font-name="DejaVu Sans Mono" fo:font-size="10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2T12:53:18.94</meta:creation-date>
    <meta:editing-duration>PT1H53M51S</meta:editing-duration>
    <meta:editing-cycles>7</meta:editing-cycles>
    <meta:generator>LibreOffice/3.5$Windows_x86 LibreOffice_project/281b639-6baa1d3-ef66a77-d866f25-f36d45f</meta:generator>
    <dc:title>StandardDejaVu</dc:title>
    <dc:date>2012-12-02T17:45:26.53</dc:date>
    <meta:print-date>2012-12-02T17:33:55.83</meta:print-date>
    <meta:document-statistic meta:table-count="0" meta:image-count="5" meta:object-count="0" meta:page-count="4" meta:paragraph-count="83" meta:word-count="929" meta:character-count="5863" meta:non-whitespace-character-count="5692"/>
    <meta:template xlink:type="simple" xlink:actuate="onRequest" xlink:title="StandardDejaVu" xlink:href="../../../AppData/Roaming/LibreOffice/3/user/template/StandardDejaVu.ott" meta:date="2012-12-02T12:53:13.74"/>
  </office:meta>
</office:document-meta>
</file>